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partParser.getBoundary( String hd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ultipartParser.parseParts( int contentLength , String contentType , InputStream requestStre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ultipartParser.parsePart( TokenStream t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MultipartParser.MultipartParser( boolean saveUploadedFilesToDisk , File uploadDirectory , boolean allowOverwrite , boolean silentlyRename , int maxUploadSize , String character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ultipartParser.parseMultiPart( TokenStream ts , String bounda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ultipartParser.getParts( HttpServletRequest reques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MultipartParser.readln( TokenStream i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ultipartParser.readHeaders( TokenStream i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ultipartParser.getParts( int contentLength , String contentType , InputStream request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ultipartParser.parseInlinePart( TokenStream in , Hashtable heade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ultipartParser.parseFilePart( TokenStream in , Hashtable headers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9">
            <text:p text:style-name="Table_20_Contents">19</text:p>
          </table:table-cell>
          <table:table-cell office:value-type="float" office:value="81">
            <text:p text:style-name="Table_20_Contents">8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